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center" fo:margin-bottom="8.00pt"/>
    </style:style>
    <style:style style:name="P2" style:family="paragraph">
      <style:paragraph-properties fo:line-height="105.00%" fo:text-align="left" fo:margin-bottom="8.00pt"/>
    </style:style>
    <text:list-style style:name="L3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3" style:family="paragraph">
      <style:paragraph-properties fo:line-height="105.00%" fo:text-align="left" fo:margin-bottom="8.00pt"/>
    </style:style>
    <style:style style:name="P4" style:family="paragraph">
      <style:paragraph-properties fo:line-height="105.00%" fo:text-align="left" fo:margin-bottom="8.00pt"/>
    </style:style>
    <style:style style:name="P5" style:family="paragraph">
      <style:paragraph-properties fo:line-height="105.00%" fo:text-align="left" fo:margin-left="36.00pt" fo:text-indent="0.00pt" fo:margin-bottom="8.00pt"/>
    </style:style>
    <text:list-style style:name="L6">
      <text:list-level-style-bullet text:level="1" text:bullet-char="•">
        <style:list-level-properties text:space-before="108.00pt" text:min-label-width="18.00pt"/>
        <style:text-properties fo:font-family="Symbol"/>
      </text:list-level-style-bullet>
    </text:list-style>
    <style:style style:name="P6" style:family="paragraph">
      <style:paragraph-properties fo:line-height="105.00%" fo:text-align="left" fo:margin-bottom="8.00pt"/>
    </style:style>
    <style:style style:name="P7" style:family="paragraph">
      <style:paragraph-properties fo:line-height="105.00%" fo:text-align="left" fo:margin-bottom="8.00pt"/>
    </style:style>
    <text:list-style style:name="L8">
      <text:list-level-style-bullet text:level="1" text:bullet-char="•">
        <style:list-level-properties text:space-before="162.00pt" text:min-label-width="18.00pt"/>
        <style:text-properties fo:font-family="Symbol"/>
      </text:list-level-style-bullet>
    </text:list-style>
    <style:style style:name="P8" style:family="paragraph">
      <style:paragraph-properties fo:line-height="105.00%" fo:text-align="left" fo:margin-bottom="8.00pt"/>
    </style:style>
    <style:style style:name="P9" style:family="paragraph">
      <style:paragraph-properties fo:line-height="100.00%" fo:text-align="left" fo:margin-bottom="8.00pt"/>
    </style:style>
    <style:style style:name="P10" style:family="paragraph">
      <style:paragraph-properties fo:line-height="105.00%" fo:text-align="left" fo:margin-bottom="8.00pt"/>
    </style:style>
    <style:style style:name="P1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Česk</text:span><text:span text:style-name="T2">é nebe</text:span></text:p>
      <text:p text:style-name="P2"><text:span text:style-name="T2">Autor</text:span><text:span text:style-name="T3"><text:s/>: Jároslav Cimrman</text:span></text:p>
      <text:p text:style-name="P2"><text:span text:style-name="T4">Téma :<text:s/></text:span><text:span text:style-name="T5"><text:s/></text:span><text:span text:style-name="T6">Češt</text:span><text:span text:style-name="T7">í p</text:span><text:span text:style-name="T8">ředstavitele rozhoduj</text:span><text:span text:style-name="T9">ící o osudu lidí kte</text:span><text:span text:style-name="T10">ř</text:span><text:span text:style-name="T11">í jsou v o</text:span><text:span text:style-name="T12">čistci </text:span></text:p>
      <text:p text:style-name="P2"><text:span text:style-name="T13">Motiv</text:span><text:span text:style-name="T14"><text:s/>: nebe, knihy, modlení, u</text:span><text:span text:style-name="T15">čitel</text:span></text:p>
      <text:p text:style-name="P2"><text:span text:style-name="T16">Časoprostor :<text:s/></text:span><text:span text:style-name="T17">Nebe zacatek prvni svetove valky 1914</text:span></text:p>
      <text:p text:style-name="P2"><text:span text:style-name="T18">Kompozice :<text:s/></text:span><text:span text:style-name="T19">Chronologický d</text:span><text:span text:style-name="T20">ěj</text:span></text:p>
      <text:p text:style-name="P2"><text:span text:style-name="T21">Druh :<text:s/></text:span><text:span text:style-name="T22">Drama</text:span></text:p>
      <text:p text:style-name="P2"><text:span text:style-name="T23">Ž</text:span><text:span text:style-name="T24">ánr :<text:s/></text:span><text:span text:style-name="T25">Komedie</text:span></text:p>
      <text:p text:style-name="P2"><text:span text:style-name="T26">Forma :<text:s/></text:span><text:span text:style-name="T27">Drama/Proza</text:span></text:p>
      <text:p text:style-name="P2"><text:span text:style-name="T28">Vyprav</text:span><text:span text:style-name="T29">ěč :<text:s/></text:span><text:span text:style-name="T30">nen</text:span><text:span text:style-name="T31">í</text:span></text:p>
      <text:p text:style-name="P2"><text:span text:style-name="T32">Postavy : </text:span></text:p>
      <text:list text:style-name="L3">
        <text:list-item>
          <text:p text:style-name="P3"><text:span text:style-name="T33">Komenský<text:s/></text:span><text:span text:style-name="T34">–</text:span><text:span text:style-name="T35"><text:s/>moudrý, pokrokový </text:span></text:p>
        </text:list-item>
        <text:list-item>
          <text:p text:style-name="P3"><text:span text:style-name="T36">sv. Václav<text:s/></text:span><text:span text:style-name="T37">–</text:span><text:span text:style-name="T38"><text:s/>spravedlivý, starostlivý </text:span></text:p>
        </text:list-item>
        <text:list-item>
          <text:p text:style-name="P3"><text:span text:style-name="T39">praotec<text:s/></text:span><text:span text:style-name="T40">Čech<text:s/></text:span><text:span text:style-name="T41">–</text:span><text:span text:style-name="T42"><text:s/>pohan, popletený, rád by se p</text:span><text:span text:style-name="T43">řipojil, ale ostatn</text:span><text:span text:style-name="T44">í ho neuznávají (krom babi</text:span><text:span text:style-name="T45">čky) </text:span></text:p>
        </text:list-item>
        <text:list-item>
          <text:p text:style-name="P3"><text:span text:style-name="T46">K. H. Borovský<text:s/></text:span><text:span text:style-name="T47">–</text:span><text:span text:style-name="T48"><text:s/>spravedlivý, v</text:span><text:span text:style-name="T49">ždy se postav</text:span><text:span text:style-name="T50">í<text:s/></text:span><text:span text:style-name="T51">čelem k probl</text:span><text:span text:style-name="T52">ému </text:span></text:p>
        </text:list-item>
        <text:list-item>
          <text:p text:style-name="P3"><text:span text:style-name="T52">J. Hus<text:s/></text:span><text:span text:style-name="T53">–</text:span><text:span text:style-name="T54"><text:s/></text:span><text:span text:style-name="T55">„</text:span><text:span text:style-name="T56">Hus, mravnosti brus</text:span><text:span text:style-name="T57">“</text:span><text:span text:style-name="T58"><text:s/></text:span><text:span text:style-name="T59">–</text:span><text:span text:style-name="T60"><text:s/>morální, ale jen z hlediska k</text:span><text:span text:style-name="T61">řesťansk</text:span><text:span text:style-name="T62">é víry </text:span></text:p>
        </text:list-item>
        <text:list-item>
          <text:p text:style-name="P3"><text:span text:style-name="T62">Babi</text:span><text:span text:style-name="T63">čka B. Němcov</text:span><text:span text:style-name="T64">é<text:s/></text:span><text:span text:style-name="T65">–</text:span><text:span text:style-name="T66"><text:s/>venkovanka, v komisi se ocitla spí</text:span><text:span text:style-name="T67">š n</text:span><text:span text:style-name="T68">áhodou </text:span></text:p>
        </text:list-item>
        <text:list-item>
          <text:p text:style-name="P3"><text:span text:style-name="T68">Radecký<text:s/></text:span><text:span text:style-name="T69">–</text:span><text:span text:style-name="T70"><text:s/>pový</text:span><text:span text:style-name="T71">šen</text:span><text:span text:style-name="T72">ý, hrdý,<text:s/></text:span><text:span text:style-name="T73">že to dot</text:span><text:span text:style-name="T74">áhl tak daleko (nejv</text:span><text:span text:style-name="T75">ětš</text:span><text:span text:style-name="T76">í vojev</text:span><text:span text:style-name="T77">ůdce od J. Žižky) </text:span></text:p>
        </text:list-item>
      </text:list>
      <text:p text:style-name="P4"><text:span text:style-name="T78">Vypráv</text:span><text:span text:style-name="T79">ěc</text:span><text:span text:style-name="T80">í zp</text:span><text:span text:style-name="T81">ůzoby :<text:s/></text:span><text:span text:style-name="T82">Př</text:span><text:span text:style-name="T83">ímá<text:s/></text:span><text:span text:style-name="T84">řeč </text:span></text:p>
      <text:p text:style-name="P4"><text:span text:style-name="T85">Ver</text:span><text:span text:style-name="T86">šov</text:span><text:span text:style-name="T87">á výstavba :<text:s/></text:span><text:span text:style-name="T88">není</text:span></text:p>
      <text:p text:style-name="P4"><text:span text:style-name="T89">Typy promluv :<text:s/></text:span><text:span text:style-name="T90">Dialogy</text:span></text:p>
      <text:p text:style-name="P4"><text:span text:style-name="T91">Kontext Autorovy tvorby : </text:span></text:p>
      <text:p text:style-name="P5"><text:span text:style-name="T91">Sv</text:span><text:span text:style-name="T92">ěr</text:span><text:span text:style-name="T93">ák, Smoljak<text:s/></text:span><text:span text:style-name="T94">–</text:span><text:span text:style-name="T95"><text:s/>od 70. lét 20. století a</text:span><text:span text:style-name="T96">ž do dneška (bez Smoljaka, ten do 6. 6. 2010)</text:span></text:p>
      <text:p text:style-name="P5"><text:span text:style-name="T97">Cimrman<text:s/></text:span><text:span text:style-name="T98">–</text:span><text:span text:style-name="T99"><text:s/>konec 19. za</text:span><text:span text:style-name="T100">č</text:span><text:span text:style-name="T101">átek 20. století </text:span></text:p>
      <text:p text:style-name="P5"><text:span text:style-name="T101">Zden</text:span><text:span text:style-name="T102">ěk Svěr</text:span><text:span text:style-name="T103">ák (*28. b</text:span><text:span text:style-name="T104">řezna 1936)</text:span></text:p>
      <text:p text:style-name="P5"><text:span text:style-name="T105">- je<text:s/></text:span><text:span text:style-name="T106">česk</text:span><text:span text:style-name="T107">ý humorista, dramatik, scenárista, texta</text:span><text:span text:style-name="T108">ř a herec </text:span></text:p>
      <text:p text:style-name="P5"><text:span text:style-name="T109">- vystudoval<text:s/></text:span><text:span text:style-name="T110">česk</text:span><text:span text:style-name="T111">ý jazyk a literaturu na vysoké<text:s/></text:span><text:span text:style-name="T112">škole pedagogick</text:span><text:span text:style-name="T113">é </text:span></text:p>
      <text:p text:style-name="P5"><text:span text:style-name="T113">- u</text:span><text:span text:style-name="T114">čitel na z</text:span><text:span text:style-name="T115">ákladní<text:s/></text:span><text:span text:style-name="T116">škole v Měcholupech a na gymn</text:span><text:span text:style-name="T117">áziu v<text:s/></text:span><text:span text:style-name="T118">Žatci </text:span></text:p>
      <text:p text:style-name="P5"><text:span text:style-name="T119">- 1961</text:span><text:span text:style-name="T120">–</text:span><text:span text:style-name="T121">69<text:s/></text:span><text:span text:style-name="T122">–</text:span><text:span text:style-name="T123"><text:s/>redaktor<text:s/></text:span><text:span text:style-name="T124">Čsl. rozhlasu a člen KSČ </text:span></text:p>
      <text:p text:style-name="P5"><text:span text:style-name="T125">- 1977</text:span><text:span text:style-name="T126">–</text:span><text:span text:style-name="T127">91<text:s/></text:span><text:span text:style-name="T128">–</text:span><text:span text:style-name="T129"><text:s/>scénárista FS Barrandov </text:span></text:p>
      <text:p text:style-name="P5"><text:span text:style-name="T130">- spole</text:span><text:span text:style-name="T131">čně s L. Smoljakem a J. Šeb</text:span><text:span text:style-name="T132">ánkem zalo</text:span><text:span text:style-name="T133">žili Divadlo J</text:span><text:span text:style-name="T134">áry Cimrmana </text:span></text:p>
      <text:p text:style-name="P5"><text:span text:style-name="T134">- pseudonym Emil Synek </text:span></text:p>
      <text:p text:style-name="P5"><text:span text:style-name="T134">- Oscar za film Kolja (nejlep</text:span><text:span text:style-name="T135">š</text:span><text:span text:style-name="T136">í zahrani</text:span><text:span text:style-name="T137">čn</text:span><text:span text:style-name="T138">í film)</text:span></text:p>
      <text:p text:style-name="P5"><text:span text:style-name="T139"/></text:p>
      <text:p text:style-name="P5"><text:span text:style-name="T140">Ladislav Smoljak<text:s/></text:span><text:span text:style-name="T141">(*9. prosince 1931, +6.<text:s/></text:span><text:span text:style-name="T142">června 2010) </text:span></text:p>
      <text:p text:style-name="P5"><text:span text:style-name="T143">- vystudoval matematiku a fyziku na vysoké<text:s/></text:span><text:span text:style-name="T144">škole pedagogick</text:span><text:span text:style-name="T145">é (poté co nebyl p</text:span><text:span text:style-name="T146">řijat na DAMU obor </text:span></text:p>
      <text:p text:style-name="P5"><text:span text:style-name="T147">re</text:span><text:span text:style-name="T148">žie) </text:span></text:p>
      <text:p text:style-name="P5"><text:span text:style-name="T149">- asistent na UK fakulta technické a jaderné fyziky</text:span></text:p>
      <text:p text:style-name="P5"><text:span text:style-name="T149">- u</text:span><text:span text:style-name="T150">čitel na gymn</text:span><text:span text:style-name="T151">áziu v Brandýse n. Labem </text:span></text:p>
      <text:p text:style-name="P5"><text:span text:style-name="T151">- redaktor<text:s/></text:span><text:span text:style-name="T152">časopisu Mlad</text:span><text:span text:style-name="T153">ý sv</text:span><text:span text:style-name="T154">ět =&gt; pod</text:span><text:span text:style-name="T155">ílel se na vzniku<text:s/></text:span><text:span text:style-name="T156">čten</text:span><text:span text:style-name="T157">á</text:span><text:span text:style-name="T158">řsk</text:span><text:span text:style-name="T159">é ankety Zlatý slavík </text:span></text:p>
      <text:p text:style-name="P5"><text:span text:style-name="T159">- nakladatelský redaktor MF </text:span></text:p>
      <text:p text:style-name="P5"><text:span text:style-name="T159">- v 70. letech scénárista FS Barrandov </text:span></text:p>
      <text:p text:style-name="P5"><text:span text:style-name="T159">- spole</text:span><text:span text:style-name="T160">čně s Z. Svěr</text:span><text:span text:style-name="T161">ákem a J.<text:s/></text:span><text:span text:style-name="T162">Šeb</text:span><text:span text:style-name="T163">ánkem zalo</text:span><text:span text:style-name="T164">žili Divadlo J</text:span><text:span text:style-name="T165">áry Cimrmana</text:span></text:p>
      <text:p text:style-name="P5"><text:span text:style-name="T166"/></text:p>
      <text:p text:style-name="P5"><text:span text:style-name="T167">Autorova Díla : </text:span></text:p>
      <text:list text:style-name="L6">
        <text:list-item>
          <text:p text:style-name="P6"><text:span text:style-name="T168">Dobytí sverního polu</text:span></text:p>
        </text:list-item>
        <text:list-item>
          <text:p text:style-name="P6"><text:span text:style-name="T168">Blaník</text:span></text:p>
        </text:list-item>
      </text:list>
      <text:p text:style-name="P7"><text:span text:style-name="T169">Literární/ obecn</text:span><text:span text:style-name="T170">ě kulturn</text:span><text:span text:style-name="T171">í kontext : </text:span></text:p>
      <text:p text:style-name="P7"><text:span text:style-name="T172">dramatická tvorba po roce 1945<text:s/></text:span><text:span text:style-name="T173">–</text:span><text:span text:style-name="T174"><text:s/>divadla malých forem </text:span></text:p>
      <text:p text:style-name="P7"><text:span text:style-name="T175">satirické drama, mystifikace </text:span></text:p>
      <text:p text:style-name="P7"><text:span text:style-name="T175">divadlo Semafor (Sedm malých forem)<text:s/></text:span><text:span text:style-name="T176">–</text:span><text:span text:style-name="T177"><text:s/>zalo</text:span><text:span text:style-name="T178">ženo Jiř</text:span><text:span text:style-name="T179">ím Suchým r. 1959 </text:span></text:p>
      <text:p text:style-name="P7"><text:span text:style-name="T179">- hudebn</text:span><text:span text:style-name="T180">ě z</text:span><text:span text:style-name="T181">ábavné divadlo </text:span></text:p>
      <text:p text:style-name="P7"><text:span text:style-name="T181">- dominantní dvojice Suchý,<text:s/></text:span><text:span text:style-name="T182">šlitr </text:span></text:p>
      <text:p text:style-name="P7"><text:span text:style-name="T183">- pozd</text:span><text:span text:style-name="T184">ěji přibyli Grossmann a Šimek </text:span></text:p>
      <text:p text:style-name="P7"><text:span text:style-name="T185">- inscenace Joná</text:span><text:span text:style-name="T186">š a tingl-tangl, N</text:span><text:span text:style-name="T187">áv</text:span><text:span text:style-name="T188">štěvn</text:span><text:span text:style-name="T189">í den, Kytice</text:span></text:p>
      <text:p text:style-name="P7"><text:span text:style-name="T190"><text:tab/>Dal</text:span><text:span text:style-name="T191">š</text:span><text:span text:style-name="T192">í auto</text:span><text:span text:style-name="T193">ři tohoto obdob</text:span><text:span text:style-name="T194">í :</text:span></text:p>
      <text:list text:style-name="L8">
        <text:list-item>
          <text:p text:style-name="P8"><text:span text:style-name="T195">Václav Havel - Audience</text:span></text:p>
        </text:list-item>
        <text:list-item>
          <text:p text:style-name="P8"><text:span text:style-name="T195">Milan Uhde -<text:s text:c="2"/>Modry Andel</text:span></text:p>
        </text:list-item>
      </text:list>
      <text:p text:style-name="P9"><text:span text:style-name="T196">D</text:span><text:span text:style-name="T197">ěj</text:span><text:span text:style-name="T198"><text:s/>: </text:span></text:p>
      <text:p text:style-name="P9"><text:span text:style-name="T199">Za za</text:span><text:span text:style-name="T200">č</text:span><text:span text:style-name="T201">átku první sv</text:span><text:span text:style-name="T202">ětov</text:span><text:span text:style-name="T203">é války sedí v<text:s/></text:span><text:span text:style-name="T204">Česk</text:span><text:span text:style-name="T205">é nebeské komisi t</text:span><text:span text:style-name="T206">ři lid</text:span><text:span text:style-name="T207">é: zapomn</text:span><text:span text:style-name="T208">ětliv</text:span><text:span text:style-name="T209">ý pohan praotec<text:s/></text:span><text:span text:style-name="T210">Čech, vzdělan</text:span><text:span text:style-name="T211">ý Jan Amos Komenský a zbo</text:span><text:span text:style-name="T212">žn</text:span><text:span text:style-name="T213">ý svatý Václav. Pravideln</text:span><text:span text:style-name="T214">ě ř</text:span><text:span text:style-name="T215">ídí a hlasují o chodu<text:s/></text:span><text:span text:style-name="T216">česk</text:span><text:span text:style-name="T217">ého nebe.</text:span></text:p>
      <text:p text:style-name="P9"><text:span text:style-name="T217">Jednoho dne se na návrh Václava rozhodnou,<text:s/></text:span><text:span text:style-name="T218">že by se komise měla rozrůst o dalš</text:span><text:span text:style-name="T219">í t</text:span><text:span text:style-name="T220">ři členy - tedy na šest, a to kvůli světov</text:span><text:span text:style-name="T221">é válce na zemi. Po dlouhém diskutování nad slavnými osobnostmi<text:s/></text:span><text:span text:style-name="T222">česk</text:span><text:span text:style-name="T223">ých d</text:span><text:span text:style-name="T224">ějin přijmou Karla Havl</text:span><text:span text:style-name="T225">í</text:span><text:span text:style-name="T226">čka Borovsk</text:span><text:span text:style-name="T227">ého, Jana Husa a nakonec i po mírné rozep</text:span><text:span text:style-name="T228">ři babičku, postavu od Boženy Němcov</text:span><text:span text:style-name="T229">é.</text:span></text:p>
      <text:p text:style-name="P9"><text:span text:style-name="T229">Spole</text:span><text:span text:style-name="T230">čně mus</text:span><text:span text:style-name="T231">í rozhodnout o osudu<text:s/></text:span><text:span text:style-name="T232">česk</text:span><text:span text:style-name="T233">ých voják</text:span><text:span text:style-name="T234">ů, kteř</text:span><text:span text:style-name="T235">í dezertovali z rakousko-uherské armády, nebo o osudu Hanky a Lindy, autor</text:span><text:span text:style-name="T236">ů zn</text:span><text:span text:style-name="T237">ámých rukopisných pad</text:span><text:span text:style-name="T238">ělků.</text:span></text:p>
      <text:p text:style-name="P9"><text:span text:style-name="T239">Úd</text:span><text:span text:style-name="T240">ělem Česk</text:span><text:span text:style-name="T241">é nebeské komise je ur</text:span><text:span text:style-name="T242">čit, kdo z nich by měl vstoupit do nebe a kdo mus</text:span><text:span text:style-name="T243">í z</text:span><text:span text:style-name="T244">ůstat v očistci.</text:span></text:p>
      <text:p text:style-name="P9"><text:span text:style-name="T245">Také zajistí místo v nebi pro Karla Sabinu, zrádce národa, a Bed</text:span><text:span text:style-name="T246">řicha Smetanu.</text:span></text:p>
      <text:p text:style-name="P9"><text:span text:style-name="T247">Jejich rozhodování je dopln</text:span><text:span text:style-name="T248">ěno o cvičen</text:span><text:span text:style-name="T249">í s Miroslavem Tyr</text:span><text:span text:style-name="T250">šem a o v</text:span><text:span text:style-name="T251">ýstupy mar</text:span><text:span text:style-name="T252">š</text:span><text:span text:style-name="T253">álka Radeckého, který tou</text:span><text:span text:style-name="T254">ž</text:span><text:span text:style-name="T255">í po ovládnutí komise.</text:span></text:p>
      <text:p text:style-name="P9"><text:span text:style-name="T255">Záv</text:span><text:span text:style-name="T256">ěrečn</text:span><text:span text:style-name="T257">ým<text:s/></text:span><text:span text:style-name="T258">činem komise v dramatu je určen</text:span><text:span text:style-name="T259">í nového<text:s/></text:span><text:span text:style-name="T260">česk</text:span><text:span text:style-name="T261">ého krále, jen</text:span><text:span text:style-name="T262">ž nastoup</text:span><text:span text:style-name="T263">í na tr</text:span><text:span text:style-name="T264">ůn po skončen</text:span><text:span text:style-name="T265">í války. Nakonec rozhodnou o tatí</text:span><text:span text:style-name="T266">čkovi n</text:span><text:span text:style-name="T267">ároda T.G.Masarykovi.</text:span></text:p>
      <text:p text:style-name="P10"><text:span text:style-name="T268"/></text:p>
      <text:p text:style-name="P10"><text:span text:style-name="T268"/></text:p>
      <text:p text:style-name="P10"><text:span text:style-name="T268"/></text:p>
      <text:p text:style-name="P11"><text:span text:style-name="T268"/></text:p>
      <text:p text:style-name="P11"><text:span text:style-name="T26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